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" style:parent-style-name="Normal" style:list-style-name="LFO1" style:family="paragraph">
      <style:paragraph-properties fo:margin-top="0.0694in" fo:margin-bottom="0.0694in" fo:line-height="100%"/>
    </style:style>
    <style:style style:name="T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" style:parent-style-name="Normal" style:list-style-name="LFO1" style:family="paragraph">
      <style:paragraph-properties fo:margin-top="0.0694in" fo:margin-bottom="0.0694in" fo:line-height="100%"/>
    </style:style>
    <style:style style:name="T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" style:parent-style-name="Normal" style:family="paragraph">
      <style:paragraph-properties fo:margin-top="0.0694in" fo:margin-bottom="0.0694in" fo:line-height="100%"/>
    </style:style>
    <style:style style:name="T1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2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3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4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5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6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7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8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9" style:parent-style-name="Normal" style:family="paragraph">
      <style:paragraph-properties fo:margin-top="0.0694in" fo:margin-bottom="0.0694in" fo:line-height="100%"/>
    </style:style>
    <style:style style:name="T2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1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2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3" style:parent-style-name="Normal" style:family="paragraph">
      <style:paragraph-properties fo:margin-top="0.0694in" fo:margin-bottom="0.0694in" fo:line-height="100%"/>
    </style:style>
    <style:style style:name="T2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5" style:parent-style-name="Normal" style:list-style-name="LFO4" style:family="paragraph">
      <style:paragraph-properties fo:margin-top="0.0694in" fo:margin-bottom="0.0694in" fo:line-height="100%"/>
    </style:style>
    <style:style style:name="T2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2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8" style:parent-style-name="Normal" style:list-style-name="LFO4" style:family="paragraph">
      <style:paragraph-properties fo:margin-top="0.0694in" fo:margin-bottom="0.0694in" fo:line-height="100%"/>
    </style:style>
    <style:style style:name="T2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3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1" style:parent-style-name="Normal" style:list-style-name="LFO4" style:family="paragraph">
      <style:paragraph-properties fo:margin-top="0.0694in" fo:margin-bottom="0.0694in" fo:line-height="100%"/>
    </style:style>
    <style:style style:name="T3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3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4" style:parent-style-name="Normal" style:list-style-name="LFO4" style:family="paragraph">
      <style:paragraph-properties fo:margin-top="0.0694in" fo:margin-bottom="0.0694in" fo:line-height="100%"/>
    </style:style>
    <style:style style:name="T3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3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7" style:parent-style-name="Normal" style:list-style-name="LFO4" style:family="paragraph">
      <style:paragraph-properties fo:margin-top="0.0694in" fo:margin-bottom="0.0694in" fo:line-height="100%"/>
    </style:style>
    <style:style style:name="T3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3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2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3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4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5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6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9" style:parent-style-name="Normal" style:list-style-name="LFO6" style:family="paragraph">
      <style:paragraph-properties fo:margin-top="0.0694in" fo:margin-bottom="0.0694in" fo:line-height="100%"/>
    </style:style>
    <style:style style:name="T5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5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5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60" style:parent-style-name="Normal" style:list-style-name="LFO6" style:family="paragraph">
      <style:paragraph-properties fo:margin-top="0.0694in" fo:margin-bottom="0.0694in" fo:line-height="100%"/>
    </style:style>
    <style:style style:name="T6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2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3" style:parent-style-name="Normal" style:list-style-name="LFO6" style:family="paragraph">
      <style:paragraph-properties fo:margin-top="0.0694in" fo:margin-bottom="0.0694in" fo:line-height="100%"/>
    </style:style>
    <style:style style:name="T6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5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6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4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5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7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8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79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8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81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82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8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84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85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86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87" style:parent-style-name="Normal" style:family="paragraph">
      <style:paragraph-properties fo:margin-top="0.0694in" fo:margin-bottom="0.0694in" fo:line-height="100%"/>
    </style:style>
    <style:style style:name="T8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89" style:parent-style-name="Normal" style:list-style-name="LFO7" style:family="paragraph">
      <style:paragraph-properties fo:margin-top="0.0694in" fo:margin-bottom="0.0694in" fo:line-height="100%"/>
    </style:style>
    <style:style style:name="T9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1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2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3" style:parent-style-name="Normal" style:family="paragraph">
      <style:paragraph-properties fo:margin-top="0.0694in" fo:margin-bottom="0.0694in" fo:line-height="100%"/>
    </style:style>
    <style:style style:name="T9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5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6" style:parent-style-name="Normal" style:family="paragraph">
      <style:paragraph-properties fo:margin-top="0.0694in" fo:margin-bottom="0.0694in" fo:line-height="100%"/>
    </style:style>
    <style:style style:name="T9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8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9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0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1" style:parent-style-name="Normal" style:family="paragraph">
      <style:paragraph-properties fo:margin-top="0.0694in" fo:margin-bottom="0.0694in" fo:line-height="100%"/>
    </style:style>
    <style:style style:name="T10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03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4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5" style:parent-style-name="Normal" style:family="paragraph">
      <style:paragraph-properties fo:margin-bottom="0in" fo:line-height="100%"/>
    </style:style>
    <style:style style:name="T10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7" style:parent-style-name="Normal" style:family="paragraph">
      <style:paragraph-properties fo:margin-top="0.0694in" fo:margin-bottom="0.0694in" fo:line-height="100%"/>
    </style:style>
    <style:style style:name="T10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109" style:parent-style-name="Normal" style:family="paragraph">
      <style:paragraph-properties fo:margin-top="0.0694in" fo:margin-bottom="0.0694in" fo:line-height="100%"/>
    </style:style>
    <style:style style:name="T11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1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43" style:parent-style-name="Normal" style:family="paragraph">
      <style:paragraph-properties fo:margin-top="0.0694in" fo:margin-bottom="0.0694in" fo:line-height="100%"/>
    </style:style>
    <style:style style:name="T14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1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3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174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1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7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T178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P20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Noter til "Refactoring"</text:p>
      <text:p text:style-name="P2"><text:span text:style-name="T3">2. Definition af Refactoring</text:span></text:p>
      <text:list text:style-name="LFO1" text:continue-numbering="true">
        <text:list-item>
          <text:p text:style-name="P4"><text:span text:style-name="T5">Refactoring (navneord):</text:span><text:span text:style-name="T6"><text:s/>Ændring af softwarestruktur for at gøre det lettere at forstå og billigere at ændre uden at ændre dets observerbare adfærd.</text:span></text:p>
        </text:list-item>
        <text:list-item>
          <text:p text:style-name="P7"><text:span text:style-name="T8">Refactor (udsagnsord):</text:span><text:span text:style-name="T9"><text:s/>Omstrukturering af software ved at anvende en række refaktoreringer uden at ændre dets observerbare adfærd.</text:span></text:p>
        </text:list-item>
      </text:list>
      <text:p text:style-name="P10"><text:span text:style-name="T11">3. Formål med Refactoring</text:span></text:p>
      <text:list text:style-name="LFO2" text:continue-numbering="true">
        <text:list-item>
          <text:p text:style-name="P12">Forbedre kodekvalitet</text:p>
        </text:list-item>
        <text:list-item>
          <text:p text:style-name="P13">Vedligeholdelsesevne</text:p>
        </text:list-item>
        <text:list-item>
          <text:p text:style-name="P14">Forståelighed</text:p>
        </text:list-item>
        <text:list-item>
          <text:p text:style-name="P15">Enkelhed</text:p>
        </text:list-item>
        <text:list-item>
          <text:p text:style-name="P16">Udvidelsesmuligheder</text:p>
        </text:list-item>
        <text:list-item>
          <text:p text:style-name="P17">Testbarhed</text:p>
        </text:list-item>
        <text:list-item>
          <text:p text:style-name="P18">Adhærere til SOLID-principper uden at ændre eksternt synlig adfærd</text:p>
        </text:list-item>
      </text:list>
      <text:p text:style-name="P19"><text:span text:style-name="T20">4. Hvornår skal man Refactor?</text:span></text:p>
      <text:list text:style-name="LFO3" text:continue-numbering="true">
        <text:list-item>
          <text:p text:style-name="P21">Før du starter en ny funktion for at gøre det lettere at implementere funktionen.</text:p>
        </text:list-item>
        <text:list-item>
          <text:p text:style-name="P22">Efter alle tests er bestået for at sikre, at du ikke ændrer den synlige adfærd.</text:p>
        </text:list-item>
      </text:list>
      <text:p text:style-name="P23"><text:span text:style-name="T24">5. Code Smells</text:span></text:p>
      <text:list text:style-name="LFO4" text:continue-numbering="true">
        <text:list-item>
          <text:p text:style-name="P25"><text:span text:style-name="T26">Bloaters:</text:span><text:span text:style-name="T27"><text:s/>Lange metoder, store klasser, primitive obsessioner, lange parameterlister, dataklumper.</text:span></text:p>
        </text:list-item>
        <text:list-item>
          <text:p text:style-name="P28"><text:span text:style-name="T29">Object-Orientation Abusers:</text:span><text:span text:style-name="T30"><text:s/>Switch-sætninger, midlertidige felter, nægtet arv, alternative klasser med forskellige interfaces.</text:span></text:p>
        </text:list-item>
        <text:list-item>
          <text:p text:style-name="P31"><text:span text:style-name="T32">Change Preventers:</text:span><text:span text:style-name="T33"><text:s/>Divergerende ændringer, shotgun surgery, parallel arv hierarkier.</text:span></text:p>
        </text:list-item>
        <text:list-item>
          <text:p text:style-name="P34"><text:span text:style-name="T35">Dispensables:</text:span><text:span text:style-name="T36"><text:s/>Dovne klasser, dataklasser, duplikeret kode, dødkode, spekulativ generalitet.</text:span></text:p>
        </text:list-item>
        <text:list-item>
          <text:p text:style-name="P37"><text:span text:style-name="T38">Couplers:</text:span><text:span text:style-name="T39"><text:s/>Feature envy, upassende intimitet, beskedkæder, mellemmand.</text:span></text:p>
        </text:list-item>
      </text:list>
      <text:p text:style-name="P40"><text:span text:style-name="T41">6. Forberedelse til Refactoring</text:span></text:p>
      <text:list text:style-name="LFO5" text:continue-numbering="true">
        <text:list-item>
          <text:p text:style-name="P42">Sørg for at have et omfattende testsuite af koden, du skal ændre.</text:p>
        </text:list-item>
        <text:list-item>
          <text:p text:style-name="P43">Tag små skridt.</text:p>
        </text:list-item>
        <text:list-item>
          <text:p text:style-name="P44">Find en "code smell".</text:p>
        </text:list-item>
        <text:list-item>
          <text:p text:style-name="P45">Anvend en refaktorering og verificer, at alle tests stadig passerer.</text:p>
        </text:list-item>
        <text:list-item>
          <text:p text:style-name="P46">Brug kildekontrol.</text:p>
        </text:list-item>
      </text:list>
      <text:p text:style-name="P47"><text:span text:style-name="T48">7. Eksempler på Refactoring</text:span></text:p>
      <text:list text:style-name="LFO6" text:continue-numbering="true">
        <text:list-item>
          <text:p text:style-name="P49"><text:span text:style-name="T50">Extract Method:</text:span></text:p>
        </text:list-item>
      </text:list>
      <text:p text:style-name="P51">void printOwing(double amount) {</text:p>
      <text:p text:style-name="P52"><text:s text:c="4"/>printBanner();</text:p>
      <text:p text:style-name="P53"><text:s text:c="4"/>printDetails(amount);</text:p>
      <text:soft-page-break/>
      <text:p text:style-name="P54">}</text:p>
      <text:p text:style-name="P55"/>
      <text:p text:style-name="P56">void printDetails(double amount) {</text:p>
      <text:p text:style-name="P57"><text:s text:c="4"/>std::cout &lt;&lt; "name: " &lt;&lt; _name &lt;&lt; std::endl;</text:p>
      <text:p text:style-name="P58"><text:s text:c="4"/>std::cout &lt;&lt; "amount: " &lt;&lt; amount &lt;&lt; std::endl;</text:p>
      <text:p text:style-name="P59">}</text:p>
      <text:list text:style-name="LFO6" text:continue-numbering="true">
        <text:list-item>
          <text:p text:style-name="P60"><text:span text:style-name="T61">Extract Class:</text:span></text:p>
          <text:list text:continue-numbering="true">
            <text:list-item>
              <text:p text:style-name="P62">Flyt relevante felter og metoder fra en klasse til en ny klasse.</text:p>
            </text:list-item>
          </text:list>
        </text:list-item>
        <text:list-item>
          <text:p text:style-name="P63"><text:span text:style-name="T64">Replace Conditional with Polymorphism:</text:span></text:p>
          <text:list text:continue-numbering="true">
            <text:list-item>
              <text:p text:style-name="P65">Brug polymorfi i stedet for betingede sætninger.</text:p>
            </text:list-item>
          </text:list>
        </text:list-item>
      </text:list>
      <text:p text:style-name="P66">class Bird {</text:p>
      <text:p text:style-name="P67">public:</text:p>
      <text:p text:style-name="P68"><text:s text:c="4"/>virtual double getSpeed() = 0;</text:p>
      <text:p text:style-name="P69">};</text:p>
      <text:p text:style-name="P70"/>
      <text:p text:style-name="P71">class European : public Bird {</text:p>
      <text:p text:style-name="P72">public:</text:p>
      <text:p text:style-name="P73"><text:s text:c="4"/>double getSpeed() override { return getBaseSpeed(); }</text:p>
      <text:p text:style-name="P74">};</text:p>
      <text:p text:style-name="P75"/>
      <text:p text:style-name="P76">class African : public Bird {</text:p>
      <text:p text:style-name="P77">public:</text:p>
      <text:p text:style-name="P78"><text:s text:c="4"/>double getSpeed() override { return getBaseSpeed() - getLoadFactor() * numberOfCoconuts; }</text:p>
      <text:p text:style-name="P79">};</text:p>
      <text:p text:style-name="P80"/>
      <text:p text:style-name="P81">class NorwegianBlue : public Bird {</text:p>
      <text:p text:style-name="P82">public:</text:p>
      <text:p text:style-name="P83"><text:span text:style-name="T84"><text:s text:c="4"/>double getSpeed() override { return isNailed ?<text:s/></text:span><text:span text:style-name="T85">0 : getBaseSpeed(voltage); }</text:span></text:p>
      <text:p text:style-name="P86">};</text:p>
      <text:p text:style-name="P87"><text:span text:style-name="T88">8. Vigtige Refactorings</text:span></text:p>
      <text:list text:style-name="LFO7" text:continue-numbering="true">
        <text:list-item>
          <text:p text:style-name="P89"><text:span text:style-name="T90">Move Field:</text:span></text:p>
          <text:list text:continue-numbering="true">
            <text:list-item>
              <text:p text:style-name="P91">Motivation: Hvorfor flytte et felt.</text:p>
            </text:list-item>
            <text:list-item>
              <text:p text:style-name="P92">Mekanik: Sørg for, at feltet er indkapslet, opret felt og accessor i målklasse, test.</text:p>
            </text:list-item>
          </text:list>
        </text:list-item>
      </text:list>
      <text:p text:style-name="P93"><text:span text:style-name="T94">9. Praktiske Øvelser</text:span></text:p>
      <text:list text:style-name="LFO8" text:continue-numbering="true">
        <text:list-item>
          <text:p text:style-name="P95">Start øvelser for at øve refaktorering.</text:p>
        </text:list-item>
      </text:list>
      <text:p text:style-name="P96"><text:span text:style-name="T97">10. Diskussion Spørgsmål</text:span></text:p>
      <text:list text:style-name="LFO9" text:continue-numbering="true">
        <text:list-item>
          <text:p text:style-name="P98">Hvordan føltes det at arbejde med hurtige, omfattende tests?</text:p>
        </text:list-item>
        <text:list-item>
          <text:p text:style-name="P99">Lavede du fejl under refaktoreringen, som blev fanget af tests?</text:p>
        </text:list-item>
        <text:list-item>
          <text:p text:style-name="P100">Hvad ville du sige til en kollega eller chef om værdien af denne refaktorering?</text:p>
        </text:list-item>
      </text:list>
      <text:p text:style-name="P101"><text:span text:style-name="T102">11. Fremtidig Arbejde</text:span></text:p>
      <text:list text:style-name="LFO10" text:continue-numbering="true">
        <text:list-item>
          <text:p text:style-name="P103">Øv ved at identificere "code smells" og bruge cheatsheets til at finde løsninger.</text:p>
        </text:list-item>
        <text:list-item>
          <text:p text:style-name="P104">Prøv refaktorering katas.</text:p>
        </text:list-item>
      </text:list>
      <text:p text:style-name="P105"><text:span text:style-name="T106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107"><text:span text:style-name="T108">C++ Kodeeksempler for Refactoring</text:span></text:p>
      <text:p text:style-name="P109"><text:span text:style-name="T110">Extract Method Example:</text:span></text:p>
      <text:p text:style-name="P111">#include &lt;iostream&gt;</text:p>
      <text:p text:style-name="P112">#include &lt;string&gt;</text:p>
      <text:p text:style-name="P113"/>
      <text:p text:style-name="P114">class Customer {</text:p>
      <text:p text:style-name="P115">private:</text:p>
      <text:p text:style-name="P116"><text:s text:c="4"/>std::string _name;</text:p>
      <text:p text:style-name="P117"/>
      <text:p text:style-name="P118"><text:s text:c="4"/>void printBanner() {</text:p>
      <text:p text:style-name="P119"><text:s text:c="8"/>std::cout &lt;&lt; "**************************" &lt;&lt; std::endl;</text:p>
      <text:p text:style-name="P120"><text:s text:c="8"/>std::cout &lt;&lt; "**** Customer Owes ******" &lt;&lt; std::endl;</text:p>
      <text:p text:style-name="P121"><text:s text:c="8"/>std::cout &lt;&lt; "**************************" &lt;&lt; std::endl;</text:p>
      <text:p text:style-name="P122"><text:s text:c="4"/>}</text:p>
      <text:p text:style-name="P123"/>
      <text:p text:style-name="P124"><text:s text:c="4"/>void printDetails(double amount) {</text:p>
      <text:p text:style-name="P125"><text:s text:c="8"/>std::cout &lt;&lt; "name: " &lt;&lt; _name &lt;&lt; std::endl;</text:p>
      <text:p text:style-name="P126"><text:s text:c="8"/>std::cout &lt;&lt; "amount: " &lt;&lt; amount &lt;&lt; std::endl;</text:p>
      <text:p text:style-name="P127"><text:s text:c="4"/>}</text:p>
      <text:p text:style-name="P128"/>
      <text:p text:style-name="P129">public:</text:p>
      <text:p text:style-name="P130"><text:s text:c="4"/>Customer(const std::string&amp; name) : _name(name) {}</text:p>
      <text:p text:style-name="P131"/>
      <text:p text:style-name="P132"><text:s text:c="4"/>void printOwing(double amount) {</text:p>
      <text:p text:style-name="P133"><text:s text:c="8"/>printBanner();</text:p>
      <text:p text:style-name="P134"><text:s text:c="8"/>printDetails(amount);</text:p>
      <text:p text:style-name="P135"><text:s text:c="4"/>}</text:p>
      <text:p text:style-name="P136">};</text:p>
      <text:p text:style-name="P137"/>
      <text:p text:style-name="P138">int main() {</text:p>
      <text:p text:style-name="P139"><text:s text:c="4"/>Customer customer("John Doe");</text:p>
      <text:p text:style-name="P140"><text:s text:c="4"/>customer.printOwing(150.0);</text:p>
      <text:p text:style-name="P141"><text:s text:c="4"/>return 0;</text:p>
      <text:p text:style-name="P142">}</text:p>
      <text:p text:style-name="P143"><text:span text:style-name="T144">Replace Conditional with Polymorphism Example:</text:span></text:p>
      <text:p text:style-name="P145">#include &lt;iostream&gt;</text:p>
      <text:p text:style-name="P146"/>
      <text:p text:style-name="P147">class Bird {</text:p>
      <text:p text:style-name="P148">public:</text:p>
      <text:p text:style-name="P149"><text:s text:c="4"/>virtual double getSpeed() = 0;</text:p>
      <text:p text:style-name="P150"><text:s text:c="4"/>virtual ~Bird() = default;</text:p>
      <text:p text:style-name="P151">};</text:p>
      <text:p text:style-name="P152"/>
      <text:p text:style-name="P153">class European : public Bird {</text:p>
      <text:p text:style-name="P154">public:</text:p>
      <text:p text:style-name="P155"><text:s text:c="4"/>double getSpeed() override {</text:p>
      <text:p text:style-name="P156"><text:s text:c="8"/>return 10.0; // Example base speed</text:p>
      <text:p text:style-name="P157"><text:s text:c="4"/>}</text:p>
      <text:soft-page-break/>
      <text:p text:style-name="P158">};</text:p>
      <text:p text:style-name="P159"/>
      <text:p text:style-name="P160">class African : public Bird {</text:p>
      <text:p text:style-name="P161"><text:s text:c="4"/>int numberOfCoconuts;</text:p>
      <text:p text:style-name="P162">public:</text:p>
      <text:p text:style-name="P163"><text:s text:c="4"/>African(int coconuts) : numberOfCoconuts(coconuts) {}</text:p>
      <text:p text:style-name="P164"/>
      <text:p text:style-name="P165"><text:s text:c="4"/>double getSpeed() override {</text:p>
      <text:p text:style-name="P166"><text:s text:c="8"/>return 10.0 - 1.0 * numberOfCoconuts; // Example calculation</text:p>
      <text:p text:style-name="P167"><text:s text:c="4"/>}</text:p>
      <text:p text:style-name="P168">};</text:p>
      <text:p text:style-name="P169"/>
      <text:p text:style-name="P170">class NorwegianBlue : public Bird {</text:p>
      <text:p text:style-name="P171"><text:s text:c="4"/>bool isNailed;</text:p>
      <text:p text:style-name="P172"><text:span text:style-name="T173"><text:s text:c="4"/></text:span><text:span text:style-name="T174">int voltage;</text:span></text:p>
      <text:p text:style-name="P175">public:</text:p>
      <text:p text:style-name="P176"><text:span text:style-name="T177"><text:s text:c="4"/></text:span><text:span text:style-name="T178">NorwegianBlue(bool nailed, int volt) : isNailed(nailed), voltage(volt) {}</text:span></text:p>
      <text:p text:style-name="P179"/>
      <text:p text:style-name="P180"><text:s text:c="4"/>double getSpeed() override {</text:p>
      <text:p text:style-name="P181"><text:s text:c="8"/>return isNailed ? 0 : 10.0 * voltage; // Example calculation</text:p>
      <text:p text:style-name="P182"><text:s text:c="4"/>}</text:p>
      <text:p text:style-name="P183">};</text:p>
      <text:p text:style-name="P184"/>
      <text:p text:style-name="P185">int main() {</text:p>
      <text:p text:style-name="P186"><text:s text:c="4"/>Bird* bird1 = new European();</text:p>
      <text:p text:style-name="P187"><text:s text:c="4"/>Bird* bird2 = new African(3);</text:p>
      <text:p text:style-name="P188"><text:s text:c="4"/>Bird* bird3 = new NorwegianBlue(true, 5);</text:p>
      <text:p text:style-name="P189"/>
      <text:p text:style-name="P190"><text:s text:c="4"/>std::cout &lt;&lt; "European bird speed: " &lt;&lt; bird1-&gt;getSpeed() &lt;&lt; std::endl;</text:p>
      <text:p text:style-name="P191"><text:s text:c="4"/>std::cout &lt;&lt; "African bird speed: " &lt;&lt; bird2-&gt;getSpeed() &lt;&lt; std::endl;</text:p>
      <text:p text:style-name="P192"><text:s text:c="4"/>std::cout &lt;&lt; "Norwegian Blue bird speed: " &lt;&lt; bird3-&gt;getSpeed() &lt;&lt; std::endl;</text:p>
      <text:p text:style-name="P193"/>
      <text:p text:style-name="P194"><text:s text:c="4"/>delete bird1;</text:p>
      <text:p text:style-name="P195"><text:s text:c="4"/>delete bird2;</text:p>
      <text:p text:style-name="P196"><text:s text:c="4"/>delete bird3;</text:p>
      <text:p text:style-name="P197"/>
      <text:p text:style-name="P198"><text:s text:c="4"/>return 0;</text:p>
      <text:p text:style-name="P199">}</text:p>
      <text:p text:style-name="P200">Disse eksempler viser, hvordan refaktorering kan forbedre kodekvaliteten ved at gøre den mere forståelig og vedligeholdelsesvenlig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style:style style:name="FormateretHTML" style:display-name="Formateret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 fo:hyphenate="false"/>
    </style:style>
    <style:style style:name="FormateretHTMLTegn" style:display-name="Formateret HTML Tegn" style:family="text" style:parent-style-name="Standardskrifttypeiafsni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HTML-kode" style:display-name="HTML-kode" style:family="text" style:parent-style-name="Standardskrifttypeiafsnit">
      <style:text-properties style:font-name="Courier New" style:font-name-asian="Times New Roman" style:font-name-complex="Courier New" fo:font-size="10pt" style:font-size-asian="10pt" style:font-size-complex="10pt"/>
    </style:style>
    <style:style style:name="hljs-function" style:display-name="hljs-function" style:family="text" style:parent-style-name="Standardskrifttypeiafsnit"/>
    <style:style style:name="hljs-type" style:display-name="hljs-type" style:family="text" style:parent-style-name="Standardskrifttypeiafsnit"/>
    <style:style style:name="hljs-title" style:display-name="hljs-title" style:family="text" style:parent-style-name="Standardskrifttypeiafsnit"/>
    <style:style style:name="hljs-params" style:display-name="hljs-params" style:family="text" style:parent-style-name="Standardskrifttypeiafsnit"/>
    <style:style style:name="hljs-built_in" style:display-name="hljs-built_in" style:family="text" style:parent-style-name="Standardskrifttypeiafsnit"/>
    <style:style style:name="hljs-string" style:display-name="hljs-string" style:family="text" style:parent-style-name="Standardskrifttypeiafsnit"/>
    <style:style style:name="hljs-keyword" style:display-name="hljs-keyword" style:family="text" style:parent-style-name="Standardskrifttypeiafsnit"/>
    <style:style style:name="hljs-number" style:display-name="hljs-number" style:family="text" style:parent-style-name="Standardskrifttypeiafsnit"/>
    <style:style style:name="hljs-meta" style:display-name="hljs-meta" style:family="text" style:parent-style-name="Standardskrifttypeiafsnit"/>
    <style:style style:name="hljs-comment" style:display-name="hljs-comment" style:family="text" style:parent-style-name="Standardskrifttypeiafsnit"/>
    <style:style style:name="hljs-literal" style:display-name="hljs-literal" style:family="text" style:parent-style-name="Standardskrifttypeiafsn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2T01:23:00Z</meta:creation-date>
    <dc:date>2024-06-02T01:25:00Z</dc:date>
    <meta:template xlink:href="Normal" xlink:type="simple"/>
    <meta:editing-cycles>1</meta:editing-cycles>
    <meta:editing-duration>PT120S</meta:editing-duration>
    <meta:document-statistic meta:page-count="4" meta:paragraph-count="9" meta:word-count="704" meta:character-count="4996" meta:row-count="35" meta:non-whitespace-character-count="4301"/>
  </office:meta>
</office:document-meta>
</file>